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automatic-styles>
    <style:style style:name="P1" style:family="paragraph" style:parent-style-name="Heading_20_1">
      <style:paragraph-properties fo:margin-left="0cm" fo:margin-right="0cm" fo:margin-top="0.265cm" fo:margin-bottom="0.529cm" style:contextual-spacing="false" fo:orphans="2" fo:widows="2" fo:text-indent="0cm" style:auto-text-indent="false"/>
      <style:text-properties fo:color="#1d211f" loext:opacity="100%" fo:letter-spacing="normal"/>
    </style:style>
    <style:style style:name="P2" style:family="paragraph" style:parent-style-name="Heading_20_2">
      <style:text-properties fo:font-variant="normal" fo:text-transform="none" fo:color="#1d211f" loext:opacity="100%" style:font-name="PT Sans Narrow1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.397cm" fo:margin-bottom="0.397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1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1.058cm" style:contextual-spacing="false" fo:line-height="150%" fo:orphans="2" fo:widows="2" fo:text-indent="0cm" style:auto-text-indent="false"/>
      <style:text-properties fo:font-variant="normal" fo:text-transform="none" fo:color="#5d6d6f" loext:opacity="100%" style:font-name="PT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-left="0cm" fo:padding-right="0cm" fo:padding-top="0cm" fo:padding-bottom="0.132cm" fo:border-left="none" fo:border-right="none" fo:border-top="none" fo:border-bottom="0.06pt solid #e7e9e7"/>
      <style:text-properties fo:font-variant="normal" fo:text-transform="none" fo:color="#1d211f" loext:opacity="100%" style:font-name="PT Sans" fo:font-size="12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/>
      <style:text-properties fo:font-variant="normal" fo:text-transform="none" fo:color="#1d211f" loext:opacity="100%" style:font-name="PT Sans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.397cm" fo:margin-bottom="0.397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" fo:letter-spacing="normal" fo:font-style="normal" fo:font-weight="bold"/>
    </style:style>
    <style:style style:name="P8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/>
      <style:text-properties fo:font-variant="normal" fo:text-transform="none" fo:color="#1d211f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Рагу по-венгерски классическое</text:h>
      <text:p text:style-name="P4">Рагу по-венгерски классическое – ключевое блюдо венгерской кухни, известной всему миру как образец тонкого вкуса, грамотных сочетаний продуктов и аппетитного вида готовых блюд.  Как и у каждого специалитета, рецепт рагу имеет свои тонкости. Для того, чтобы добиться насыщенного цвета, венгерские повара придумали простой прием. В слегка обжаренный лук они добавляют добрую порцию сладкой паприки и продолжают  нагревать лук, постоянно перемешивая, пока и сам лук, и жир,  в котором он жарится, не приобретут интенсивный оранжево-красный цвет. Далее нужно действовать быстро – если сковородку передержать на огне, паприка придаст всему блюду неприятную горечь. Скорее закладывайте остальные ингредиенты и готовьте ваше рагу по канонам венгерской кухни. А затем наслаждайтесь вкусом, видом и ароматом! И не забудьте позвать друзей – ведь рагу получается особенно вкусным, если его готовят в больших объемах!</text:p>
      <text:p text:style-name="P3">ИНГРЕДИЕНТЫ</text:p>
      <text:list xml:id="list1123030857" text:style-name="L1">
        <text:list-item>
          <text:p text:style-name="P5">говядина – 600 г</text:p>
        </text:list-item>
        <text:list-item>
          <text:p text:style-name="P5">картофель – 6 шт.</text:p>
        </text:list-item>
        <text:list-item>
          <text:p text:style-name="P5">красный сладкий перец – 2 шт.</text:p>
        </text:list-item>
        <text:list-item>
          <text:p text:style-name="P5">помидор – 1 шт.</text:p>
        </text:list-item>
        <text:list-item>
          <text:p text:style-name="P5">лук репчатый – 2 шт.</text:p>
        </text:list-item>
        <text:list-item>
          <text:p text:style-name="P5">паприка – 2 ст. л.</text:p>
        </text:list-item>
        <text:list-item>
          <text:p text:style-name="P5">тмин – 1 ч. л.</text:p>
        </text:list-item>
        <text:list-item>
          <text:p text:style-name="P5">сушеный чеснок – 1 ч. л.</text:p>
        </text:list-item>
        <text:list-item>
          <text:p text:style-name="P5">натуральное томатное пюре – 200 г</text:p>
        </text:list-item>
        <text:list-item>
          <text:p text:style-name="P5">мука – 1 ст. л.</text:p>
        </text:list-item>
        <text:list-item>
          <text:p text:style-name="P5">растительное масло – 6 ст. л.</text:p>
        </text:list-item>
        <text:list-item>
          <text:p text:style-name="P5">соль</text:p>
        </text:list-item>
        <text:list-item>
          <text:p text:style-name="P5">свежемолотый черный перец</text:p>
        </text:list-item>
      </text:list>
      <text:p text:style-name="Standard"/>
      <text:p text:style-name="Standard"/>
      <text:h text:style-name="P2" text:outline-level="2"><text:soft-page-break/>ПОШАГОВЫЙ РЕЦЕПТ ПРИГОТОВЛЕНИЯ</text:h>
      <text:p text:style-name="P7">Шаг 1</text:p>
      <text:p text:style-name="P8"/>
      <text:p text:style-name="P6">Подготовьте овощи. Очистите картофель и лук. Стручки сладкого перца разрежьте вдоль. Удалите плодоножки с семенами, вырежьте перегородки. Ошпарьте помидор кипятком, затем обдайте холодной водой и снимите кожицу.</text:p>
      <text:p text:style-name="P7">Шаг 2</text:p>
      <text:p text:style-name="P8"/>
      <text:p text:style-name="P6">Тщательно обсушите говядину бумажными полотенцами. Нарежьте мясо поперек волокон ломтями толщиной 2 см, каждый разрежьте полосками шириной 1,5-2 см, затем кубиками.</text:p>
      <text:p text:style-name="P7">Шаг 3</text:p>
      <text:p text:style-name="P8"/>
      <text:p text:style-name="P6">Нарежьте лук тонкими перьями. Половинки сладкого перца нарежьте квадратами со стороной 1-1,5 см. Картофель нарежьте крупными кубиками. Помидор измельчите на терке или мелко порубите ножом.</text:p>
      <text:p text:style-name="P7">Шаг 4</text:p>
      <text:p text:style-name="P8"/>
      <text:p text:style-name="P6">В глубокой сковородке с толстым дном разогрейте на средне-сильном огне растительное масло. Положите лук и потушите до полуготовности, 2-3 мин. Всыпьте паприку и продолжайте готовить, энергично перемешивая, 30 сек-1 мин. За это время лук и растительное масло должны приобрести насыщенный оранжевый цвет.</text:p>
      <text:p text:style-name="P7">Шаг 5</text:p>
      <text:p text:style-name="P8"/>
      <text:p text:style-name="P6"><text:soft-page-break/>Увеличьте нагрев до сильного и положите говядину в сковородку к луку. Обжаривайте, продолжая часто перемешивать, еще 5 мин. На кусочках мяса должна образоваться румяная корочка.</text:p>
      <text:p text:style-name="P7">Шаг 6</text:p>
      <text:p text:style-name="P8"/>
      <text:p text:style-name="P6">Положите в сковородку картофель и добавьте сушеный чеснок. Влейте 500 мл горячей воды и перемешайте. Накройте крышкой и установите средний нагрев. Готовьте рагу 15 мин.</text:p>
      <text:p text:style-name="P7">Шаг 7</text:p>
      <text:p text:style-name="P8"/>
      <text:p text:style-name="P6">Добавьте в сковородку подготовленный помидор и кусочки красного перца. Влейте томатное пюре. Посолите, приправьте рагу тмином и перемешайте. Готовьте под крышкой еще 15 мин.</text:p>
      <text:p text:style-name="P7">Шаг 8</text:p>
      <text:p text:style-name="P8"/>
      <text:p text:style-name="P6">В небольшой миске соедините муку и 100 мл холодной питьевой воды. Перемешайте венчиком или вилкой таким образом, чтобы не оставалось комков муки. Влейте мучную смесь в сковородку и тщательно перемешайте.</text:p>
      <text:p text:style-name="P7">Шаг 9</text:p>
      <text:p text:style-name="P8"/>
      <text:p text:style-name="P6">Продолжайте тушить мясо с овощами на медленном огне еще 12-15 мин. За это время соус должен загустеть. Несколько раз перемешайте рагу, стараясь сохранить кубики картофеля целыми.</text:p>
      <text:p text:style-name="P7">Шаг 10</text:p>
      <text:p text:style-name="P8"/>
      <text:p text:style-name="P6"><text:soft-page-break/>Горячее рагу разложите в глубокие тарелки, равномерно распределяя в каждой порции мясо, овощи и соус. Подавайте с мягким белым хлебом. По желанию украсьте рагу мелко нарезанной петрушкой или укропом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07:20.081038996</meta:creation-date>
    <dc:date>2023-10-13T09:09:26.928936863</dc:date>
    <meta:editing-duration>PT2M8S</meta:editing-duration>
    <meta:editing-cycles>1</meta:editing-cycles>
    <meta:document-statistic meta:table-count="0" meta:image-count="0" meta:object-count="0" meta:page-count="4" meta:paragraph-count="37" meta:word-count="487" meta:character-count="3262" meta:non-whitespace-character-count="2808"/>
    <meta:generator>LibreOffice/7.3.7.2$Linux_X86_64 LibreOffice_project/30$Build-2</meta:generator>
  </office:meta>
</office:document-meta>
</file>